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2pt" fo:font-weight="bold" officeooo:rsid="000b46ed" officeooo:paragraph-rsid="000b46ed" style:font-size-asian="10.5pt" style:font-weight-asian="bold" style:font-size-complex="12pt" style:font-weight-complex="bold"/>
    </style:style>
    <style:style style:name="P2" style:family="paragraph" style:parent-style-name="Horizontal_20_Line">
      <style:text-properties style:font-name="Arial"/>
    </style:style>
    <style:style style:name="P3" style:family="paragraph" style:parent-style-name="Standard">
      <style:text-properties style:font-name="Arial" fo:font-size="25pt" fo:font-weight="bold" officeooo:rsid="000b46ed" officeooo:paragraph-rsid="000b46ed" style:font-size-asian="25pt" style:font-weight-asian="bold" style:font-size-complex="25pt" style:font-weight-complex="bold"/>
    </style:style>
    <style:style style:name="P4" style:family="paragraph" style:parent-style-name="Standard">
      <style:text-properties style:font-name="Arial" fo:font-size="12pt" fo:font-weight="bold" officeooo:rsid="000b46ed" officeooo:paragraph-rsid="000b46ed" style:font-size-asian="10.5pt" style:font-weight-asian="bold" style:font-size-complex="12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style:font-name="Arial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 style:list-style-name="L4">
      <style:text-properties style:font-name="Arial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men Tema 1</text:p>
      <text:p text:style-name="P3"/>
      <text:p text:style-name="P3"/>
      <text:h text:style-name="P1" text:outline-level="3"><text:span text:style-name="Strong_20_Emphasis">1.1 Principios Fundamentales de los Sistemas Inteligentes</text:span></text:h>
      <text:list xml:id="list2256959430" text:style-name="L1">
        <text:list-item>
          <text:p text:style-name="P5"><text:span text:style-name="Strong_20_Emphasis"><text:span text:style-name="T1">Definición de sistemas</text:span></text:span><text:span text:style-name="T1">: Un sistema es un conjunto organizado de elementos interrelacionados que contribuyen a un objetivo común.</text:span></text:p>
        </text:list-item>
        <text:list-item>
          <text:p text:style-name="P5"><text:span text:style-name="Strong_20_Emphasis"><text:span text:style-name="T1">Sistemas inteligentes</text:span></text:span><text:span text:style-name="T1">: Subconjunto de sistemas informáticos con características que imitan la inteligencia humana o animal, incluyendo:</text:span></text:p>
          <text:list>
            <text:list-item>
              <text:p text:style-name="P14">Sistematicidad entre componentes.</text:p>
            </text:list-item>
            <text:list-item>
              <text:p text:style-name="P14">Capacidad de lograr objetivos específicos.</text:p>
            </text:list-item>
            <text:list-item>
              <text:p text:style-name="P14">Sensibilidad al entorno.</text:p>
            </text:list-item>
            <text:list-item>
              <text:p text:style-name="P14">Conceptualización y abstracción.</text:p>
            </text:list-item>
            <text:list-item>
              <text:p text:style-name="P14">Memoria para almacenamiento de reglas y aprendizaje basado en experiencia.</text:p>
            </text:list-item>
            <text:list-item>
              <text:p text:style-name="P14">Aprendizaje como habilidad clave para identificar patrones y mejorar con el tiempo.</text:p>
            </text:list-item>
          </text:list>
        </text:list-item>
        <text:list-item>
          <text:p text:style-name="P5"><text:span text:style-name="Strong_20_Emphasis"><text:span text:style-name="T1">Ética en IA</text:span></text:span><text:span text:style-name="T1">:</text:span></text:p>
          <text:list>
            <text:list-item>
              <text:p text:style-name="P14">Evitar prejuicios en los datos y modelos.</text:p>
            </text:list-item>
            <text:list-item>
              <text:p text:style-name="P14">Asegurar la responsabilidad en las decisiones.</text:p>
            </text:list-item>
            <text:list-item>
              <text:p text:style-name="P14">Fomentar algoritmos abiertos y auditables.</text:p>
            </text:list-item>
            <text:list-item>
              <text:p text:style-name="P14">Proteger privacidad y seguridad de datos.</text:p>
            </text:list-item>
            <text:list-item>
              <text:p text:style-name="P10">Promover el bien común.</text:p>
            </text:list-item>
          </text:list>
        </text:list-item>
      </text:list>
      <text:p text:style-name="P2"/>
      <text:h text:style-name="Heading_20_3" text:outline-level="3"><text:span text:style-name="Strong_20_Emphasis"><text:span text:style-name="T1">1.2 Campos de Aplicación de la Inteligencia Artificial</text:span></text:span></text:h>
      <text:list xml:id="list222213460" text:style-name="L2">
        <text:list-item>
          <text:p text:style-name="P12"><text:span text:style-name="Strong_20_Emphasis"><text:span text:style-name="T1">Visión artificial</text:span></text:span><text:span text:style-name="T1">: Uso de redes neuronales y aprendizaje profundo para tareas como clasificación de imágenes, rastreo de objetos, identificación facial y segmentación de imágenes.</text:span></text:p>
        </text:list-item>
        <text:list-item>
          <text:p text:style-name="P12"><text:span text:style-name="Strong_20_Emphasis"><text:span text:style-name="T1">Procesamiento de video</text:span></text:span><text:span text:style-name="T1">: Tecnologías como trazado de rayos y superescalado (DLSS) mejoran la calidad visual en videojuegos y videos industriales.</text:span></text:p>
        </text:list-item>
        <text:list-item>
          <text:p text:style-name="P12"><text:span text:style-name="Strong_20_Emphasis"><text:span text:style-name="T1">Reconocimiento de voz y lenguaje natural</text:span></text:span><text:span text:style-name="T1">: Asistentes virtuales y traducción automática que emplean procesamiento del lenguaje natural (NLP) y síntesis de voz.</text:span></text:p>
        </text:list-item>
        <text:list-item>
          <text:p text:style-name="P12"><text:span text:style-name="Strong_20_Emphasis"><text:span text:style-name="T1">Asistentes virtuales y recomendadores</text:span></text:span><text:span text:style-name="T1">: Integran IA para la automatización del hogar y recomendaciones personalizadas.</text:span></text:p>
        </text:list-item>
        <text:list-item>
          <text:p text:style-name="P12"><text:span text:style-name="Strong_20_Emphasis"><text:span text:style-name="T1">Ciencia de datos y minería de datos</text:span></text:span><text:span text:style-name="T1">: Detección de patrones y relaciones mediante métodos no supervisados.</text:span></text:p>
        </text:list-item>
        <text:list-item>
          <text:p text:style-name="P6"><text:span text:style-name="Strong_20_Emphasis"><text:span text:style-name="T1">Ciberseguridad</text:span></text:span><text:span text:style-name="T1">: IA aplicada a la detección de intrusos y anomalías en tráfico de red.</text:span></text:p>
        </text:list-item>
      </text:list>
      <text:p text:style-name="P2"/>
      <text:h text:style-name="Heading_20_3" text:outline-level="3"><text:soft-page-break/><text:span text:style-name="Strong_20_Emphasis"><text:span text:style-name="T1">1.3 Técnicas Básicas en IA</text:span></text:span></text:h>
      <text:list xml:id="list2126214122" text:style-name="L3">
        <text:list-item>
          <text:p text:style-name="P13"><text:span text:style-name="Strong_20_Emphasis"><text:span text:style-name="T1">Aprendizaje Automático (Machine Learning)</text:span></text:span><text:span text:style-name="T1">: Enseñar a las máquinas a realizar tareas sin programación explícita.</text:span></text:p>
        </text:list-item>
        <text:list-item>
          <text:p text:style-name="P13"><text:span text:style-name="Strong_20_Emphasis"><text:span text:style-name="T1">Aprendizaje Profundo (Deep Learning)</text:span></text:span><text:span text:style-name="T1">: Uso de redes neuronales profundas para resolver problemas complejos.</text:span></text:p>
        </text:list-item>
        <text:list-item>
          <text:p text:style-name="P13"><text:span text:style-name="Strong_20_Emphasis"><text:span text:style-name="T1">Transferencia de Conocimiento</text:span></text:span><text:span text:style-name="T1">: Uso de modelos preentrenados para nuevas aplicaciones.</text:span></text:p>
        </text:list-item>
        <text:list-item>
          <text:p text:style-name="P7"><text:span text:style-name="Strong_20_Emphasis"><text:span text:style-name="T1">Aprendizaje Federado</text:span></text:span><text:span text:style-name="T1">: Colaboración en el entrenamiento de modelos entre distintas bases de datos para mejorar métricas globales.</text:span></text:p>
        </text:list-item>
      </text:list>
      <text:p text:style-name="P9">Otras técnicas destacadas incluyen: redes semánticas, lógica difusa, sistemas expertos y procesamiento del lenguaje natural.</text:p>
      <text:p text:style-name="P2"/>
      <text:h text:style-name="Heading_20_3" text:outline-level="3"><text:span text:style-name="Strong_20_Emphasis"><text:span text:style-name="T1">1.4 Interacciones Empresariales y Eficiencia Operativa</text:span></text:span></text:h>
      <text:list xml:id="list736625273" text:style-name="L4">
        <text:list-item>
          <text:p text:style-name="P8"><text:span text:style-name="Strong_20_Emphasis"><text:span text:style-name="T1">Industria 4.0 y transformación digital</text:span></text:span><text:span text:style-name="T1">:</text:span></text:p>
          <text:list>
            <text:list-item>
              <text:p text:style-name="P15">Uso de IoT, 5G y Big Data para interconectar fábricas y procesos.</text:p>
            </text:list-item>
            <text:list-item>
              <text:p text:style-name="P15">Sensores y análisis de datos en tiempo real optimizan la producción y detectan fallos.</text:p>
            </text:list-item>
            <text:list-item>
              <text:p text:style-name="P15">Integración total del ciclo de vida del producto con sistemas PLM/PDM.</text:p>
            </text:list-item>
          </text:list>
        </text:list-item>
        <text:list-item>
          <text:p text:style-name="P8"><text:span text:style-name="Strong_20_Emphasis"><text:span text:style-name="T1">Ejemplo práctico</text:span></text:span><text:span text:style-name="T1">:</text:span></text:p>
          <text:list>
            <text:list-item>
              <text:p text:style-name="P11">Sensores detectan cambios en maquinaria para ajustar mantenimientos preventivos, reduciendo costos y mejorando la productividad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2T19:39:29.719000000</meta:creation-date>
    <dc:date>2024-11-22T19:40:56.301000000</dc:date>
    <meta:editing-duration>PT21S</meta:editing-duration>
    <meta:editing-cycles>1</meta:editing-cycles>
    <meta:document-statistic meta:table-count="0" meta:image-count="0" meta:object-count="0" meta:page-count="2" meta:paragraph-count="36" meta:word-count="398" meta:character-count="2757" meta:non-whitespace-character-count="2425"/>
    <meta:generator>LibreOffice/7.1.2.2$Windows_X86_64 LibreOffice_project/8a45595d069ef5570103caea1b71cc9d82b2aae4</meta:generator>
  </office:meta>
</office:document-meta>
</file>